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5F53941DB7C26B77.png" manifest:media-type="image/png"/>
  <manifest:file-entry manifest:full-path="Pictures/1000020100000037000000403786635EF3A8483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5cm" style:rel-column-width="26192*"/>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9cm" style:rel-column-width="123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1.A16"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b56f5"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ca763"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de70e"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7a095"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bd6b1"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a4282b"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2a88ac"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ed011c"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4617af"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0a58e1c"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12a88ac"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0ed011c" officeooo:paragraph-rsid="00ed011c"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 fo:font-size="12pt" fo:font-weight="normal" officeooo:rsid="01425c45" officeooo:paragraph-rsid="01425c45"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4bd6b1"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 fo:font-size="12pt" fo:font-weight="normal" officeooo:rsid="014ffc9d" officeooo:paragraph-rsid="014ffc9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 fo:font-size="12pt" fo:font-weight="normal" officeooo:rsid="01549083" officeooo:paragraph-rsid="01549083"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 fo:font-size="12pt" fo:font-weight="normal" officeooo:rsid="015a7449" officeooo:paragraph-rsid="015a7449"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use-window-font-color="true" style:text-position="0% 100%" style:font-name="FreeSans" fo:font-size="12pt" officeooo:rsid="00782c06" officeooo:paragraph-rsid="00782c06" style:font-size-asian="12pt" style:font-size-complex="12pt"/>
    </style:style>
    <style:style style:name="P28" style:family="paragraph" style:parent-style-name="Table_20_Contents">
      <style:paragraph-properties fo:text-align="center" style:justify-single-word="false"/>
      <style:text-properties style:use-window-font-color="true" style:text-position="0% 100%" style:font-name="FreeSans" fo:font-size="12pt" officeooo:rsid="007fadf1" officeooo:paragraph-rsid="007fadf1" style:font-size-asian="12pt" style:font-size-complex="12pt"/>
    </style:style>
    <style:style style:name="P29" style:family="paragraph" style:parent-style-name="Table_20_Contents">
      <style:paragraph-properties fo:text-align="center" style:justify-single-word="false"/>
      <style:text-properties style:use-window-font-color="true" style:text-position="0% 100%" style:font-name="FreeSans" fo:font-size="12pt" officeooo:rsid="007fadf1" officeooo:paragraph-rsid="015a7449" style:font-size-asian="12pt" style:font-size-complex="12pt"/>
    </style:style>
    <style:style style:name="P30" style:family="paragraph" style:parent-style-name="Table_20_Contents">
      <style:paragraph-properties fo:text-align="center" style:justify-single-word="false"/>
      <style:text-properties style:use-window-font-color="true" style:text-position="0% 100%" style:font-name="FreeSans" fo:font-size="12pt" officeooo:rsid="01549083" officeooo:paragraph-rsid="01549083" style:font-size-asian="12pt" style:font-size-complex="12pt"/>
    </style:style>
    <style:style style:name="P31" style:family="paragraph" style:parent-style-name="Table_20_Contents">
      <style:paragraph-properties fo:text-align="center" style:justify-single-word="false"/>
      <style:text-properties style:use-window-font-color="true" style:text-position="0% 100%" style:font-name="FreeSans" fo:font-size="12pt" officeooo:rsid="015a7449" officeooo:paragraph-rsid="015a7449" style:font-size-asian="12pt" style:font-size-complex="12pt"/>
    </style:style>
    <style:style style:name="P32"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13ec56a" officeooo:paragraph-rsid="013ec56a"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14d1c39" officeooo:paragraph-rsid="014d1c39"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155ad90" officeooo:paragraph-rsid="0155ad90"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FreeSans" fo:font-size="12pt" fo:font-weight="normal" officeooo:rsid="01598d0d" officeooo:paragraph-rsid="01598d0d"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57"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58"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59"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60" style:family="paragraph" style:parent-style-name="Footer">
      <style:text-properties fo:font-size="2pt" style:font-size-asian="1.75pt" style:font-size-complex="2pt"/>
    </style:style>
    <style:style style:name="P6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62"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63"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64"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65"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6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67"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68"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69"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70"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71"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72"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73"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74"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75"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76"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78"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79"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80"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81"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82" style:family="paragraph" style:parent-style-name="Standard">
      <style:paragraph-properties fo:line-height="150%"/>
      <style:text-properties style:use-window-font-color="true" style:font-name="FreeSans" fo:font-size="11pt" fo:letter-spacing="0.035cm" fo:font-weight="normal" officeooo:rsid="01353d5f" officeooo:paragraph-rsid="01353d5f" style:font-size-asian="11pt" style:font-weight-asian="normal" style:font-size-complex="15pt" style:font-weight-complex="normal"/>
    </style:style>
    <style:style style:name="P83"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84"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85"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86" style:family="paragraph" style:parent-style-name="Standard">
      <style:paragraph-properties fo:line-height="200%" fo:text-align="center" style:justify-single-word="false"/>
      <style:text-properties fo:letter-spacing="0.035cm" officeooo:rsid="0017e0f6" officeooo:paragraph-rsid="0066a7cb"/>
    </style:style>
    <style:style style:name="P87"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88"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89"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90"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91"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92"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93"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9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95" style:family="paragraph" style:parent-style-name="Standard" style:list-style-name="L1">
      <style:paragraph-properties fo:line-height="115%"/>
      <style:text-properties style:use-window-font-color="true" style:font-name="FreeSans" fo:font-size="14pt" fo:letter-spacing="0.035cm" fo:font-weight="normal" officeooo:rsid="0155ad90" officeooo:paragraph-rsid="0155ad90" style:font-size-asian="14pt" style:font-weight-asian="normal" style:font-size-complex="14pt" style:font-weight-complex="normal"/>
    </style:style>
    <style:style style:name="P96"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97" style:family="paragraph" style:parent-style-name="Table_20_Contents">
      <style:paragraph-properties fo:text-align="center" style:justify-single-word="false"/>
      <style:text-properties style:use-window-font-color="true" style:text-position="0% 100%" style:font-name="FreeSans" fo:font-size="12pt" fo:font-weight="bold" officeooo:rsid="007a0b5a" officeooo:paragraph-rsid="0155ad90"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use-window-font-color="true" style:text-position="0% 100%" style:font-name="FreeSans" fo:font-size="12pt" fo:font-weight="bold" officeooo:rsid="007a0b5a" officeooo:paragraph-rsid="0157a859"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use-window-font-color="true" style:text-position="0% 100%" style:font-name="FreeSans" fo:font-size="12pt" fo:font-weight="bold" officeooo:rsid="015fd500" officeooo:paragraph-rsid="015fd500"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5f6003" style:font-size-asian="12pt" style:font-weight-asian="normal" style:font-size-complex="12pt" style:font-weight-complex="normal"/>
    </style:style>
    <style:style style:name="P101" style:family="paragraph" style:parent-style-name="Table_20_Contents">
      <style:paragraph-properties fo:text-align="center" style:justify-single-word="false"/>
      <style:text-properties style:use-window-font-color="true" style:text-position="0% 100%" style:font-name="FreeSans" fo:font-size="12pt" fo:font-weight="normal" officeooo:rsid="015f6003" officeooo:paragraph-rsid="015f6003"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use-window-font-color="true" style:text-position="0% 100%" style:font-name="FreeSans" fo:font-size="12pt" fo:font-weight="normal" officeooo:rsid="0160582a" officeooo:paragraph-rsid="0160582a"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style:use-window-font-color="true" style:text-position="0% 100%" style:font-name="FreeSans" fo:font-size="12pt" fo:font-weight="normal" officeooo:rsid="01609109" officeooo:paragraph-rsid="01609109" style:font-size-asian="12pt" style:font-weight-asian="normal" style:font-size-complex="12pt" style:font-weight-complex="normal"/>
    </style:style>
    <style:style style:name="P10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0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07"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08" style:family="paragraph" style:parent-style-name="Table_20_Contents" style:list-style-name="L5">
      <style:paragraph-properties fo:text-align="start" style:justify-single-word="false"/>
      <style:text-properties style:font-name="FreeSans" fo:font-size="12pt" fo:font-weight="normal" officeooo:rsid="0073fe77" officeooo:paragraph-rsid="013272d8" style:font-size-asian="12pt" style:font-weight-asian="normal" style:font-size-complex="12pt" style:font-weight-complex="normal"/>
    </style:style>
    <style:style style:name="P109" style:family="paragraph" style:parent-style-name="Table_20_Contents" style:list-style-name="L5">
      <style:paragraph-properties fo:text-align="start" style:justify-single-word="false"/>
      <style:text-properties style:font-name="FreeSans" fo:font-size="12pt" fo:font-weight="normal" officeooo:rsid="006ee06b" officeooo:paragraph-rsid="013272d8" style:font-size-asian="12pt" style:font-weight-asian="normal" style:font-size-complex="12pt" style:font-weight-complex="normal"/>
    </style:style>
    <style:style style:name="P110" style:family="paragraph" style:parent-style-name="Table_20_Contents" style:list-style-name="L5">
      <style:paragraph-properties fo:text-align="start" style:justify-single-word="false"/>
      <style:text-properties style:font-name="FreeSans" fo:font-size="12pt" fo:font-weight="normal" officeooo:rsid="00cb7798" officeooo:paragraph-rsid="013272d8" style:font-size-asian="12pt" style:font-weight-asian="normal" style:font-size-complex="12pt" style:font-weight-complex="normal"/>
    </style:style>
    <style:style style:name="P111" style:family="paragraph" style:parent-style-name="Table_20_Contents">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112"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13"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14" style:family="paragraph">
      <loext:graphic-properties draw:fill-color="#2c3756"/>
    </style:style>
    <style:style style:name="P115"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16"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7"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38f04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a74835"/>
    </style:style>
    <style:style style:name="T38" style:family="text">
      <style:text-properties officeooo:rsid="00b9f5d7"/>
    </style:style>
    <style:style style:name="T39" style:family="text">
      <style:text-properties officeooo:rsid="00bb7015"/>
    </style:style>
    <style:style style:name="T40" style:family="text">
      <style:text-properties officeooo:rsid="00c5e2ee"/>
    </style:style>
    <style:style style:name="T41" style:family="text">
      <style:text-properties officeooo:rsid="00caded1"/>
    </style:style>
    <style:style style:name="T42" style:family="text">
      <style:text-properties fo:color="#405e01" style:text-position="super 58%" fo:font-weight="bold" officeooo:rsid="00f30495" style:font-weight-asian="bold" style:font-weight-complex="bold"/>
    </style:style>
    <style:style style:name="T43" style:family="text">
      <style:text-properties fo:color="#405e01" style:text-position="super 58%" fo:font-weight="bold" officeooo:rsid="010a657f" style:font-weight-asian="bold" style:font-weight-complex="bold"/>
    </style:style>
    <style:style style:name="T44" style:family="text">
      <style:text-properties officeooo:rsid="013a3bf1"/>
    </style:style>
    <style:style style:name="T45" style:family="text">
      <style:text-properties officeooo:rsid="013ca763"/>
    </style:style>
    <style:style style:name="T46" style:family="text">
      <style:text-properties officeooo:rsid="0140550d"/>
    </style:style>
    <style:style style:name="T47" style:family="text">
      <style:text-properties officeooo:rsid="01425c45"/>
    </style:style>
    <style:style style:name="T48" style:family="text">
      <style:text-properties officeooo:rsid="01549083"/>
    </style:style>
    <style:style style:name="T49" style:family="text">
      <style:text-properties officeooo:rsid="0155ad90"/>
    </style:style>
    <style:style style:name="T50" style:family="text">
      <style:text-properties officeooo:rsid="0157a859"/>
    </style:style>
    <style:style style:name="T51" style:family="text">
      <style:text-properties officeooo:rsid="015a7449"/>
    </style:style>
    <style:style style:name="T52" style:family="text">
      <style:text-properties officeooo:rsid="015da5c3"/>
    </style:style>
    <style:style style:name="T53" style:family="text">
      <style:text-properties officeooo:rsid="01616811"/>
    </style:style>
    <style:style style:name="T54"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1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11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4">Plan de iteración</text:p>
      <text:p text:style-name="P85"><text:span text:style-name="T32">Fase de </text:span><text:span text:style-name="T33">construcción</text:span><text:span text:style-name="T32">:</text:span><text:span text:style-name="T30"> ITERACIÓN N.º </text:span><text:span text:style-name="T31">3</text:span></text:p>
      <text:p text:style-name="P86"><draw:frame draw:style-name="fr2" draw:name="Image1" text:anchor-type="as-char" svg:width="14.6cm" svg:height="6.6cm" draw:z-index="11"><draw:image xlink:href="Pictures/1000020100000226000000FA9C3F27F97A3CB667.png" xlink:type="simple" xlink:show="embed" xlink:actuate="onLoad" loext:mime-type="image/png"/></draw:frame></text:p>
      <text:p text:style-name="P83"><text:span text:style-name="T3">Proyecto </text:span><text:span text:style-name="T6">Colibrí</text:span></text:p>
      <text:p text:style-name="P61"/>
      <text:p text:style-name="P66">Asignatura</text:p>
      <text:p text:style-name="P61">Laboratorio de desarrollo de software</text:p>
      <text:p text:style-name="P61"/>
      <text:p text:style-name="P66">Autor</text:p>
      <text:p text:style-name="P65">Cinthia Lima</text:p>
      <text:p text:style-name="P61"/>
      <text:p text:style-name="P66">Fecha de redacción</text:p>
      <text:p text:style-name="P61"><text:span text:style-name="T44">14/11</text:span>/<text:span text:style-name="T4">2017</text:span></text:p>
      <text:p text:style-name="P87"><draw:custom-shape text:anchor-type="paragraph" draw:z-index="1" draw:name="Shape1" draw:style-name="gr2" draw:text-style-name="P115"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17" svg:width="6.501cm" svg:height="18.5cm" svg:x="0.499cm" svg:y="0.75cm"><draw:text-box><text:p text:style-name="P116"><text:span text:style-name="T54">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88">Índice</text:p>
      <text:p text:style-name="P62"/>
      <text:p text:style-name="P63"/>
      <text:p text:style-name="P89">Plan de <text:span text:style-name="T28">i</text:span>teración</text:p>
      <text:p text:style-name="P64"/>
      <text:p text:style-name="P73">Resumen</text:p>
      <text:p text:style-name="P92">El presente plan de iteración se divide en tres partes: en la primera parte del mismo se hace una introducción al documento, especificando su alcance y su propósito.</text:p>
      <text:p text:style-name="P92">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92"/>
      <text:p text:style-name="P70">Alcance</text:p>
      <text:p text:style-name="P79">En esta fase se <text:span text:style-name="T35">generarán</text:span> los <text:span text:style-name="T28">siguientes entregables</text:span>:</text:p>
      <text:list xml:id="list1431499619" text:style-name="L1">
        <text:list-item>
          <text:p text:style-name="P95">Estimación N°2</text:p>
        </text:list-item>
        <text:list-item>
          <text:p text:style-name="P95">Implementación de 4 casos de uso (Web)</text:p>
        </text:list-item>
      </text:list>
      <text:p text:style-name="P78"/>
      <text:p text:style-name="P71">Propósito</text:p>
      <text:p text:style-name="P68">Mediante este documento se buscan especificar las actividades que se van a desarrollar durante la iteración en curso.</text:p>
      <text:p text:style-name="P68">Este documento será utilizado por el grupo de desarrollo para guiarse a través de la iteración antes mencionada.</text:p>
      <text:p text:style-name="P67"/>
      <text:p text:style-name="P80"/>
      <text:p text:style-name="P77"/>
      <text:p text:style-name="P77"/>
      <text:p text:style-name="P77"/>
      <text:p text:style-name="P77"/>
      <text:p text:style-name="P77"/>
      <text:p text:style-name="P77"><text:soft-page-break/></text:p>
      <text:p text:style-name="P77">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3">Nombre de la tarea</text:p>
          </table:table-cell>
          <table:table-cell table:style-name="Tabla1.A1" office:value-type="string">
            <text:p text:style-name="P36">Fecha de </text:p>
            <text:p text:style-name="P34"><text:span text:style-name="T34">i</text:span>nicio </text:p>
          </table:table-cell>
          <table:table-cell table:style-name="Tabla1.A1" office:value-type="string">
            <text:p text:style-name="P35">Fecha de <text:span text:style-name="T38">finalización</text:span></text:p>
          </table:table-cell>
          <table:table-cell table:style-name="Tabla1.A1" office:value-type="string">
            <text:p text:style-name="P37">Fecha de <text:span text:style-name="T39">fin de iteración</text:span></text:p>
          </table:table-cell>
          <table:table-cell table:style-name="Tabla1.E1" office:value-type="string">
            <text:p text:style-name="P38">Responsable/s</text:p>
          </table:table-cell>
        </table:table-row>
        <table:table-row table:style-name="Tabla1.2">
          <table:table-cell table:style-name="Tabla1.A2" office:value-type="string">
            <text:p text:style-name="P39">Desarrollo de especificación de casos de uso</text:p>
          </table:table-cell>
          <table:table-cell table:style-name="Tabla1.B2" office:value-type="string">
            <text:p text:style-name="P11">🗎</text:p>
          </table:table-cell>
          <table:table-cell table:style-name="Tabla1.C2" office:value-type="string">
            <text:p text:style-name="P97">⏳</text:p>
          </table:table-cell>
          <table:table-cell table:style-name="Tabla1.D2" office:value-type="string">
            <text:p text:style-name="P56"><text:span text:style-name="T47">24</text:span>/11/17</text:p>
          </table:table-cell>
          <table:table-cell table:style-name="Tabla1.E2" office:value-type="string">
            <text:p text:style-name="P57">Cinthia Lima</text:p>
          </table:table-cell>
        </table:table-row>
        <table:table-row table:style-name="Tabla1.2">
          <table:table-cell table:style-name="Tabla1.A3" office:value-type="string">
            <text:p text:style-name="P39">Avance con el plan del proyecto</text:p>
          </table:table-cell>
          <table:table-cell table:style-name="Tabla1.B3" office:value-type="string">
            <text:p text:style-name="P10">🗎</text:p>
          </table:table-cell>
          <table:table-cell table:style-name="Tabla1.C3" office:value-type="string">
            <text:p text:style-name="P54">24/11/17</text:p>
          </table:table-cell>
          <table:table-cell table:style-name="Tabla1.D3" office:value-type="string">
            <text:p text:style-name="P56"><text:span text:style-name="T47">2</text:span>4/11/17</text:p>
          </table:table-cell>
          <table:table-cell table:style-name="Tabla1.E3" office:value-type="string">
            <text:p text:style-name="P58">Cinthia Lima</text:p>
          </table:table-cell>
        </table:table-row>
        <table:table-row table:style-name="Tabla1.2">
          <table:table-cell table:style-name="Tabla1.A3" office:value-type="string">
            <text:p text:style-name="P41">Realizar <text:span text:style-name="T45">nueva </text:span>estimación con casos de uso</text:p>
          </table:table-cell>
          <table:table-cell table:style-name="Tabla1.B4" office:value-type="string">
            <text:p text:style-name="P30">24/11/17</text:p>
          </table:table-cell>
          <table:table-cell table:style-name="Tabla1.B4" office:value-type="string">
            <text:p text:style-name="P25">24/11/17</text:p>
          </table:table-cell>
          <table:table-cell table:style-name="Tabla1.B4" office:value-type="string">
            <text:p text:style-name="P28"><text:span text:style-name="T47">2</text:span>4/11/17</text:p>
          </table:table-cell>
          <table:table-cell table:style-name="Tabla1.E4" office:value-type="string">
            <text:p text:style-name="P27">Cinthia Lima</text:p>
          </table:table-cell>
        </table:table-row>
        <table:table-row table:style-name="Tabla1.2">
          <table:table-cell table:style-name="Tabla1.A3" office:value-type="string">
            <text:p text:style-name="P55">Realizar planificación <text:span text:style-name="T51">futura</text:span></text:p>
          </table:table-cell>
          <table:table-cell table:style-name="Tabla1.B4" office:value-type="string">
            <text:p text:style-name="P31">24/11/17</text:p>
          </table:table-cell>
          <table:table-cell table:style-name="Tabla1.B4" office:value-type="string">
            <text:p text:style-name="P26">24/11/17</text:p>
          </table:table-cell>
          <table:table-cell table:style-name="Tabla1.B4" office:value-type="string">
            <text:p text:style-name="P29"><text:span text:style-name="T47">2</text:span>4/11/17</text:p>
          </table:table-cell>
          <table:table-cell table:style-name="Tabla1.E4" office:value-type="string">
            <text:p text:style-name="P31">Cinthia Lima</text:p>
          </table:table-cell>
        </table:table-row>
        <table:table-row table:style-name="Tabla1.2">
          <table:table-cell table:style-name="Tabla1.A3" office:value-type="string">
            <text:p text:style-name="P42"><text:span text:style-name="T49">Continuar i</text:span>mplementación de <text:span text:style-name="T37">CU15: Administración de contenido de formularios (Web)</text:span></text:p>
          </table:table-cell>
          <table:table-cell table:style-name="Tabla1.B4" office:value-type="string">
            <text:p text:style-name="P12">🗎</text:p>
          </table:table-cell>
          <table:table-cell table:style-name="Tabla1.B4" office:value-type="string">
            <text:p text:style-name="P97">⏳</text:p>
          </table:table-cell>
          <table:table-cell table:style-name="Tabla1.B4" office:value-type="string">
            <text:p text:style-name="P15"><text:span text:style-name="T47">2</text:span>4/11/17</text:p>
          </table:table-cell>
          <table:table-cell table:style-name="Tabla1.E4" office:value-type="string">
            <text:p text:style-name="P19">Ariel Machin<text:span text:style-name="T40">i</text:span></text:p>
          </table:table-cell>
        </table:table-row>
        <table:table-row table:style-name="Tabla1.2">
          <table:table-cell table:style-name="Tabla1.A3" office:value-type="string">
            <text:p text:style-name="P43"><text:span text:style-name="T49">Continuar i</text:span>mplementación de <text:span text:style-name="T37">CU03: ABM de formularios <text:s/>(Web)</text:span></text:p>
          </table:table-cell>
          <table:table-cell table:style-name="Tabla1.B4" office:value-type="string">
            <text:p text:style-name="P12">🗎</text:p>
          </table:table-cell>
          <table:table-cell table:style-name="Tabla1.B4" office:value-type="string">
            <text:p text:style-name="P97">⏳</text:p>
          </table:table-cell>
          <table:table-cell table:style-name="Tabla1.B4" office:value-type="string">
            <text:p text:style-name="P16"><text:span text:style-name="T47">2</text:span>4/11/17</text:p>
          </table:table-cell>
          <table:table-cell table:style-name="Tabla1.E4" office:value-type="string">
            <text:p text:style-name="P20">Ariel Machin<text:span text:style-name="T40">i</text:span></text:p>
          </table:table-cell>
        </table:table-row>
        <table:table-row table:style-name="Tabla1.2">
          <table:table-cell table:style-name="Tabla1.A3" office:value-type="string">
            <text:p text:style-name="P45">Implementación de CU02: Rellenado y envió de formularios (<text:span text:style-name="T48">Web</text:span>)</text:p>
          </table:table-cell>
          <table:table-cell table:style-name="Tabla1.B4" office:value-type="string">
            <text:p text:style-name="P102">22/11/17</text:p>
          </table:table-cell>
          <table:table-cell table:style-name="Tabla1.B4" office:value-type="string">
            <text:p text:style-name="P102">23/11/17</text:p>
          </table:table-cell>
          <table:table-cell table:style-name="Tabla1.B4" office:value-type="string">
            <text:p text:style-name="P16"><text:span text:style-name="T47">2</text:span>4/11/17</text:p>
          </table:table-cell>
          <table:table-cell table:style-name="Tabla1.E4" office:value-type="string">
            <text:p text:style-name="P25">Ariel Machini</text:p>
          </table:table-cell>
        </table:table-row>
        <table:table-row table:style-name="Tabla1.2">
          <table:table-cell table:style-name="Tabla1.A3" office:value-type="string">
            <text:p text:style-name="P59">Implementación de CU0<text:span text:style-name="T51">1</text:span>: <text:span text:style-name="T51">Buscar formularios </text:span>(<text:span text:style-name="T48">Web</text:span>)</text:p>
          </table:table-cell>
          <table:table-cell table:style-name="Tabla1.B4" office:value-type="string">
            <text:p text:style-name="P32">24/11/17</text:p>
          </table:table-cell>
          <table:table-cell table:style-name="Tabla1.B4" office:value-type="string">
            <text:p text:style-name="P32">24/11/<text:span text:style-name="T52">17</text:span></text:p>
          </table:table-cell>
          <table:table-cell table:style-name="Tabla1.B4" office:value-type="string">
            <text:p text:style-name="P32">24/11/17</text:p>
          </table:table-cell>
          <table:table-cell table:style-name="Tabla1.E4" office:value-type="string">
            <text:p text:style-name="P32">Ariel Machini</text:p>
          </table:table-cell>
        </table:table-row>
        <table:table-row table:style-name="Tabla1.2">
          <table:table-cell table:style-name="Tabla1.A3" office:value-type="string">
            <text:p text:style-name="P44">Implementación de CU02: Rellenado y envió de formularios (Móvil)</text:p>
          </table:table-cell>
          <table:table-cell table:style-name="Tabla1.B4" office:value-type="string">
            <text:p text:style-name="P13">🗎</text:p>
          </table:table-cell>
          <table:table-cell table:style-name="Tabla1.B4" office:value-type="string">
            <text:p text:style-name="P99">⏳</text:p>
          </table:table-cell>
          <table:table-cell table:style-name="Tabla1.B4" office:value-type="string">
            <text:p text:style-name="P17"><text:span text:style-name="T47">2</text:span>4/11/17</text:p>
          </table:table-cell>
          <table:table-cell table:style-name="Tabla1.E4" office:value-type="string">
            <text:p text:style-name="P21">Ariel Machini</text:p>
          </table:table-cell>
        </table:table-row>
        <table:table-row table:style-name="Tabla1.2">
          <table:table-cell table:style-name="Tabla1.A3" office:value-type="string">
            <text:p text:style-name="P44">Implementación de CU0<text:span text:style-name="T51">1</text:span>: <text:span text:style-name="T51">Buscar formularios</text:span> (Móvil)</text:p>
          </table:table-cell>
          <table:table-cell table:style-name="Tabla1.B4" office:value-type="string">
            <text:p text:style-name="P13">🗎</text:p>
          </table:table-cell>
          <table:table-cell table:style-name="Tabla1.B4" office:value-type="string">
            <text:p text:style-name="P98">⏳</text:p>
          </table:table-cell>
          <table:table-cell table:style-name="Tabla1.B4" office:value-type="string">
            <text:p text:style-name="P17"><text:span text:style-name="T47">2</text:span>4/11/17</text:p>
          </table:table-cell>
          <table:table-cell table:style-name="Tabla1.E4" office:value-type="string">
            <text:p text:style-name="P21">Ariel Machini</text:p>
          </table:table-cell>
        </table:table-row>
        <table:table-row table:style-name="Tabla1.2">
          <table:table-cell table:style-name="Tabla1.A3" office:value-type="string">
            <text:p text:style-name="P51">Generar APK</text:p>
          </table:table-cell>
          <table:table-cell table:style-name="Tabla1.B4" office:value-type="string">
            <text:p text:style-name="P25">23/11/17</text:p>
          </table:table-cell>
          <table:table-cell table:style-name="Tabla1.B4" office:value-type="string">
            <text:p text:style-name="P25">24/11/17</text:p>
          </table:table-cell>
          <table:table-cell table:style-name="Tabla1.B4" office:value-type="string">
            <text:p text:style-name="P18"><text:span text:style-name="T47">2</text:span>4/11/17</text:p>
          </table:table-cell>
          <table:table-cell table:style-name="Tabla1.E4" office:value-type="string">
            <text:p text:style-name="P22">Ariel Machini</text:p>
          </table:table-cell>
        </table:table-row>
        <table:table-row table:style-name="Tabla1.2">
          <table:table-cell table:style-name="Tabla1.A3" office:value-type="string">
            <text:p text:style-name="P52"><text:span text:style-name="T50">Completar m</text:span>odelo de casos de uso</text:p>
          </table:table-cell>
          <table:table-cell table:style-name="Tabla1.B4" office:value-type="string">
            <text:p text:style-name="P14">🗎</text:p>
          </table:table-cell>
          <table:table-cell table:style-name="Tabla1.B4" office:value-type="string">
            <text:p text:style-name="P25">24/11/17</text:p>
          </table:table-cell>
          <table:table-cell table:style-name="Tabla1.B4" office:value-type="string">
            <text:p text:style-name="P23">24/11/17</text:p>
          </table:table-cell>
          <table:table-cell table:style-name="Tabla1.E4" office:value-type="string">
            <text:p text:style-name="P23">Cinthia Lima</text:p>
          </table:table-cell>
        </table:table-row>
        <table:table-row table:style-name="Tabla1.2">
          <table:table-cell table:style-name="Tabla1.A3" office:value-type="string">
            <text:p text:style-name="P53"><text:span text:style-name="T48">C</text:span>rear base de datos en el servidor asignado</text:p>
          </table:table-cell>
          <table:table-cell table:style-name="Tabla1.B4" office:value-type="string">
            <text:p text:style-name="P24">21/11/17</text:p>
          </table:table-cell>
          <table:table-cell table:style-name="Tabla1.B4" office:value-type="string">
            <text:p text:style-name="P25">24/11/17</text:p>
          </table:table-cell>
          <table:table-cell table:style-name="Tabla1.B4" office:value-type="string">
            <text:p text:style-name="P23">24/11/17</text:p>
          </table:table-cell>
          <table:table-cell table:style-name="Tabla1.E4" office:value-type="string">
            <text:p text:style-name="P24">Ariel Machini</text:p>
          </table:table-cell>
        </table:table-row>
        <table:table-row table:style-name="Tabla1.2">
          <table:table-cell table:style-name="Tabla1.A3" office:value-type="string">
            <text:p text:style-name="P111">Evaluación del plan de iteración</text:p>
          </table:table-cell>
          <table:table-cell table:style-name="Tabla1.B4" office:value-type="string">
            <text:p text:style-name="P103">24/11/17</text:p>
          </table:table-cell>
          <table:table-cell table:style-name="Tabla1.B4" office:value-type="string">
            <text:p text:style-name="P103">24/11/17</text:p>
          </table:table-cell>
          <table:table-cell table:style-name="Tabla1.B4" office:value-type="string">
            <text:p text:style-name="P100">24/11/17</text:p>
          </table:table-cell>
          <table:table-cell table:style-name="Tabla1.E4" office:value-type="string">
            <text:p text:style-name="P101">Cinthia Lima</text:p>
          </table:table-cell>
        </table:table-row>
        <table:table-row table:style-name="Tabla1.2">
          <table:table-cell table:style-name="Tabla1.A16" table:number-columns-spanned="5" office:value-type="string">
            <text:p text:style-name="P47">Observaciones</text:p>
          </table:table-cell>
          <table:covered-table-cell/>
          <table:covered-table-cell/>
          <table:covered-table-cell/>
          <table:covered-table-cell/>
        </table:table-row>
        <table:table-row table:style-name="Tabla1.2">
          <table:table-cell table:style-name="Tabla1.A16" table:number-columns-spanned="5" office:value-type="string">
            <text:p text:style-name="P48"><text:span text:style-name="T42">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50"><text:span text:style-name="T42">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49"><text:soft-page-break/><text:span text:style-name="T43">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69"/>
      <text:p text:style-name="P72">Re<text:span text:style-name="T7">cursos</text:span></text:p>
      <text:p text:style-name="P93">Humanos:</text:p>
      <text:list xml:id="list2721848519" text:style-name="L2">
        <text:list-item>
          <text:p text:style-name="P112"><text:span text:style-name="T36">Dos</text:span> analistas:</text:p>
          <text:list>
            <text:list-item>
              <text:p text:style-name="P113">Lima, Cinthia.</text:p>
            </text:list-item>
            <text:list-item>
              <text:p text:style-name="P113">Machini, Ariel.</text:p>
            </text:list-item>
          </text:list>
        </text:list-item>
      </text:list>
      <text:p text:style-name="P90"/>
      <text:p text:style-name="P93">Ha<text:span text:style-name="T8">r</text:span>dware:</text:p>
      <text:list xml:id="list1569601400" text:style-name="L3">
        <text:list-item>
          <text:p text:style-name="P104">Notebook Lenovo Legion Y720.</text:p>
        </text:list-item>
        <text:list-item>
          <text:p text:style-name="P104">Notebook Banghó MAX G01.</text:p>
        </text:list-item>
      </text:list>
      <text:p text:style-name="P9"/>
      <text:p text:style-name="P8"><text:span text:style-name="T10">M</text:span><text:span text:style-name="T9">isceláneo:</text:span></text:p>
      <text:list xml:id="list663635489" text:style-name="L4">
        <text:list-item>
          <text:p text:style-name="P105"><text:span text:style-name="T34">Acceso a </text:span>Internet.</text:p>
        </text:list-item>
        <text:list-item>
          <text:p text:style-name="P106">Repositorio <text:span text:style-name="T34">(</text:span>en GitHub<text:span text:style-name="T34">)</text:span>.</text:p>
        </text:list-item>
      </text:list>
      <text:p text:style-name="P91"/>
      <text:p text:style-name="P76">Objetivos alcanzados</text:p>
      <text:p text:style-name="P81">De las 23 tareas definidas se pudieron ejecutar y terminar 18 con éxito:</text:p>
      <table:table table:name="Table1" table:style-name="Table1">
        <table:table-column table:style-name="Table1.A"/>
        <table:table-row>
          <table:table-cell table:style-name="Table1.A1" office:value-type="string">
            <text:list xml:id="list3621797553" text:style-name="L5">
              <text:list-item>
                <text:p text:style-name="P107">Desarrollo de prototipos de interfaz <text:span text:style-name="T41">(1er Prototipo)</text:span></text:p>
              </text:list-item>
            </text:list>
          </table:table-cell>
        </table:table-row>
        <table:table-row table:style-name="Table1.2">
          <table:table-cell table:style-name="Table1.A2" office:value-type="string">
            <text:list xml:id="list172417383580252" text:continue-numbering="true" text:style-name="L5">
              <text:list-item>
                <text:p text:style-name="P108"/>
              </text:list-item>
            </text:list>
          </table:table-cell>
        </table:table-row>
        <table:table-row table:style-name="Table1.2">
          <table:table-cell table:style-name="Table1.A2" office:value-type="string">
            <text:list xml:id="list172416816262416" text:continue-numbering="true" text:style-name="L5">
              <text:list-item>
                <text:p text:style-name="P109"/>
              </text:list-item>
            </text:list>
          </table:table-cell>
        </table:table-row>
        <table:table-row table:style-name="Table1.2">
          <table:table-cell table:style-name="Table1.A2" office:value-type="string">
            <text:list xml:id="list172416740672878" text:continue-numbering="true" text:style-name="L5">
              <text:list-item>
                <text:p text:style-name="P110"/>
              </text:list-item>
            </text:list>
          </table:table-cell>
        </table:table-row>
      </table:table>
      <text:list xml:id="list172416197126267" text:continue-numbering="true" text:style-name="L5">
        <text:list-header>
          <text:p text:style-name="P96"/>
        </text:list-header>
        <text:list-item>
          <text:p text:style-name="P96">Objetivos no alcanzados</text:p>
        </text:list-item>
      </text:list>
      <table:table table:name="Table4" table:style-name="Table4">
        <table:table-column table:style-name="Table4.A"/>
        <table:table-row table:style-name="Table4.1">
          <table:table-cell table:style-name="Table4.A1" office:value-type="string">
            <text:p text:style-name="P40"/>
          </table:table-cell>
        </table:table-row>
        <table:table-row table:style-name="Table4.1">
          <table:table-cell table:style-name="Table4.A2" office:value-type="string">
            <text:p text:style-name="P46"/>
          </table:table-cell>
        </table:table-row>
      </table:table>
      <text:p text:style-name="P75"/>
      <text:p text:style-name="P75">Conclusión</text:p>
      <text:p text:style-name="P82"><text:soft-page-break/>...</text:p>
      <text:p text:style-name="P74">Estado del repositorio</text:p>
      <text:p text:style-name="P94"><text:span text:style-name="T5">Versión </text:span><text:span text:style-name="T29">inicial</text:span><text:span text:style-name="T5"> — </text:span><text:span text:style-name="T29">final</text:span><text:span text:style-name="T5">:</text:span> <text:span text:style-name="T46">151</text:span> — <text:span text:style-name="T53">1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7</text:page-count></text:p>
      </style:header>
      <style:header-first>
        <text:p text:style-name="MP2"><text:span text:style-name="MT1">PLAN DE ITERACIÓN — </text:span>PÁGINA <text:page-number text:select-page="current">1</text:page-number><text:s/>DE <text:page-count>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3786635EF3A84836.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5F53941DB7C26B77.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11-24T17:24:15.222693376</dc:date>
    <meta:editing-duration>PT19H33M8S</meta:editing-duration>
    <meta:editing-cycles>241</meta:editing-cycles>
    <meta:generator>LibreOffice/5.4.1.2$Linux_X86_64 LibreOffice_project/ea7cb86e6eeb2bf3a5af73a8f7777ac570321527</meta:generator>
    <dc:title>Plan de Iteración</dc:title>
    <dc:subject>Horizon</dc:subject>
    <meta:document-statistic meta:table-count="5" meta:image-count="3" meta:object-count="0" meta:page-count="7" meta:paragraph-count="136" meta:word-count="524" meta:character-count="3218" meta:non-whitespace-character-count="2831"/>
  </office:meta>
</office:document-meta>
</file>